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94.9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130_20_watt">
      <style:table-properties table:display="true" style:writing-mode="lr-tb"/>
    </style:style>
    <style:style style:name="ta2" style:family="table" style:master-page-name="PageStyle_5f_100_20_wat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143">
      <style:table-cell-properties fo:padding="2.01pt"/>
    </style:style>
    <style:style style:name="ce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61">
      <style:table-cell-properties fo:padding="2.01pt"/>
    </style:style>
    <style:style style:name="ce6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Lucida Sans Unicode" fo:font-size="9pt" fo:font-style="normal" fo:text-shadow="none" style:text-underline-style="none" fo:font-weight="normal" style:font-size-asian="9pt" style:font-style-asian="normal" style:font-weight-asian="normal" style:font-name-complex="Lucida Sans Unicode" style:font-size-complex="9pt" style:font-style-complex="normal" style:font-weight-complex="normal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30 wat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1020" table:default-cell-style-name="Default"/>
        <table:table-row table:style-name="ro1">
          <table:table-cell table:number-columns-repeated="3"/>
          <table:table-cell office:value-type="string" calcext:value-type="string">
            <text:p>Lenghth and widths in mm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 calcext:value-type="string">
            <text:p><text:span text:style-name="T1"><text:a xlink:href="http://circuitcalculator.com/wordpress/2006/01/24/trace-resistance-calculator" xlink:type="simple">http://circuitcalculator.com/wordpress/2006/01/24/trace-resistance-calculator</text:a></text:span></text:p>
          </table:table-cell>
          <table:table-cell table:number-columns-repeated="7"/>
          <table:table-cell table:style-name="ce6" office:value-type="string" calcext:value-type="string">
            <text:p>Electrical Equations: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1 oz/Ft^2</text:p>
          </table:table-cell>
          <table:table-cell table:number-columns-repeated="7"/>
          <table:table-cell table:style-name="ce6" office:value-type="string" calcext:value-type="string">
            <text:p>Resistance = Resistivity*Length/Area*(1 + (Temp_Co*(Temp - 25))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6" office:value-type="string" calcext:value-type="string">
            <text:p>Where, Area = Thickness*Width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" office:value-type="string" calcext:value-type="string">
            <text:p>h-</text:p>
          </table:table-cell>
          <table:table-cell table:style-name="ce1" office:value-type="string" calcext:value-type="string">
            <text:p>h+</text:p>
          </table:table-cell>
          <table:table-cell table:style-name="ce1" office:value-type="string" calcext:value-type="string">
            <text:p>tot</text:p>
          </table:table-cell>
          <table:table-cell table:number-columns-repeated="4"/>
          <table:table-cell table:style-name="ce6" office:value-type="string" calcext:value-type="string">
            <text:p>A copper Thickness of 1 oz/ft^2 = 0.0035 cm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6" office:value-type="string" calcext:value-type="string">
            <text:p>Copper Resistivity = 1.7E-6 ohm-cm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ALL</text:p>
          </table:table-cell>
          <table:table-cell table:style-name="ce1" office:value-type="float" office:value="12766.76846" calcext:value-type="float">
            <text:p>12766.76846</text:p>
          </table:table-cell>
          <table:table-cell table:style-name="ce1" office:value-type="float" office:value="12312.35362" calcext:value-type="float">
            <text:p>12312.35362</text:p>
          </table:table-cell>
          <table:table-cell table:style-name="ce1" table:formula="of:=SUM([.E7:.F7])" office:value-type="float" office:value="25079.12208" calcext:value-type="float">
            <text:p>25079.12208</text:p>
          </table:table-cell>
          <table:table-cell table:number-columns-repeated="4"/>
          <table:table-cell table:style-name="ce6" office:value-type="string" calcext:value-type="string">
            <text:p>Copper Temp_Co = 3.9E-3 ohm/ohm/C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W/0 1.2</text:p>
          </table:table-cell>
          <table:table-cell table:style-name="ce1" office:value-type="float" office:value="11864.31438" calcext:value-type="float">
            <text:p>11864.31438</text:p>
          </table:table-cell>
          <table:table-cell table:style-name="ce1" office:value-type="float" office:value="12312.35362" calcext:value-type="float">
            <text:p>12312.35362</text:p>
          </table:table-cell>
          <table:table-cell table:style-name="ce1" table:formula="of:=SUM([.E8:.F8])" office:value-type="float" office:value="24176.668" calcext:value-type="float">
            <text:p>24176.66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/0 1.3</text:p>
          </table:table-cell>
          <table:table-cell table:style-name="ce1" office:value-type="float" office:value="11864.31438" calcext:value-type="float">
            <text:p>11864.31438</text:p>
          </table:table-cell>
          <table:table-cell table:style-name="ce1" office:value-type="float" office:value="11418.38913" calcext:value-type="float">
            <text:p>11418.38913</text:p>
          </table:table-cell>
          <table:table-cell table:style-name="ce1" table:formula="of:=SUM([.E9:.F9])" office:value-type="float" office:value="23282.70351" calcext:value-type="float">
            <text:p>23282.70351</text:p>
          </table:table-cell>
          <table:table-cell table:number-columns-repeated="4"/>
          <table:table-cell table:style-name="ce6" office:value-type="string" calcext:value-type="string">
            <text:p>Thermal Equations: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W/0 1.5</text:p>
          </table:table-cell>
          <table:table-cell table:style-name="ce1" office:value-type="float" office:value="10984.85282" calcext:value-type="float">
            <text:p>10984.85282</text:p>
          </table:table-cell>
          <table:table-cell table:style-name="ce1" office:value-type="float" office:value="11418.38913" calcext:value-type="float">
            <text:p>11418.38913</text:p>
          </table:table-cell>
          <table:table-cell table:style-name="ce1" table:formula="of:=SUM([.E10:.F10])" office:value-type="float" office:value="22403.24195" calcext:value-type="float">
            <text:p>22403.24195</text:p>
          </table:table-cell>
          <table:table-cell table:number-columns-repeated="4"/>
          <table:table-cell table:style-name="ce6" office:value-type="string" calcext:value-type="string">
            <text:p>Thermal_Resistance = Thermal_Resistivity*Length/Area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" office:value-type="string" calcext:value-type="string">
            <text:p>ck</text:p>
          </table:table-cell>
          <table:table-cell table:style-name="ce1" table:formula="of:=[.E14]+[.E19]+[.E24]+[.E29]" office:value-type="float" office:value="25079.12208" calcext:value-type="float">
            <text:p>25079.12208</text:p>
          </table:table-cell>
          <table:table-cell table:number-columns-repeated="4"/>
          <table:table-cell table:style-name="ce6" office:value-type="string" calcext:value-type="string">
            <text:p>Copper Thermal_Resistivity = 0.249 cm-K/W (at 300K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area</text:p>
          </table:table-cell>
          <table:table-cell table:style-name="ce1" table:formula="of:=[.E13]*[.E14]+0.2" office:value-type="float" office:value="1083.144896" calcext:value-type="float">
            <text:p>1083.14489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  <table:table-cell table:style-name="ce1" table:formula="of:=([.G7]-[.G8])" office:value-type="float" office:value="902.454080000003" calcext:value-type="float">
            <text:p>902.454080000003</text:p>
          </table:table-cell>
          <table:table-cell table:number-columns-repeated="2"/>
          <table:table-cell table:style-name="ce1" office:value-type="string" calcext:value-type="string">
            <text:p>pwr/area</text:p>
          </table:table-cell>
          <table:table-cell table:style-name="ce1" office:value-type="string" calcext:value-type="string">
            <text:p>relativ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Res@ 25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string" calcext:value-type="string">
            <text:p>pwr@25</text:p>
          </table:table-cell>
          <table:table-cell table:style-name="ce1" table:formula="of:=[.G$34]*[.G$34]*[.E15]" office:value-type="float" office:value="1.16598424643476" calcext:value-type="float">
            <text:p>1.16598424643476</text:p>
          </table:table-cell>
          <table:table-cell table:style-name="ce1" table:formula="of:=[.G15]/[.G13]" office:value-type="float" office:value="0.00107648039587379" calcext:value-type="float">
            <text:p>0.001076480395874</text:p>
          </table:table-cell>
          <table:table-cell table:style-name="ce4" table:formula="of:=[.H15]/[.H$30]" office:value-type="percentage" office:value="2.50333052811101" calcext:value-type="percentage">
            <text:p>250%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Res@125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string" calcext:value-type="string">
            <text:p>pwr@125</text:p>
          </table:table-cell>
          <table:table-cell table:style-name="ce1" table:formula="of:=[.G$34]*[.G$34]*[.E16]" office:value-type="float" office:value="1.62279451284619" calcext:value-type="float">
            <text:p>1.62279451284619</text:p>
          </table:table-cell>
          <table:table-cell table:style-name="ce1" table:formula="of:=[.G16]/[.G13]" office:value-type="float" office:value="0.00149822477014764" calcext:value-type="float">
            <text:p>0.001498224770148</text:p>
          </table:table-cell>
          <table:table-cell table:style-name="ce4" table:formula="of:=[.H16]/[.H$31]" office:value-type="percentage" office:value="2.50801770305178" calcext:value-type="percentage">
            <text:p>251%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" office:value-type="string" calcext:value-type="string">
            <text:p>h-</text:p>
          </table:table-cell>
          <table:table-cell table:style-name="ce1" office:value-type="string" calcext:value-type="string">
            <text:p>h+</text:p>
          </table:table-cell>
          <table:table-cell table:style-name="ce1" office:value-type="string" calcext:value-type="string">
            <text:p>tot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area</text:p>
          </table:table-cell>
          <table:table-cell table:style-name="ce1" table:formula="of:=[.E18]*[.E19]+0.2" office:value-type="float" office:value="1162.353837" calcext:value-type="float">
            <text:p>1162.353837</text:p>
          </table:table-cell>
          <table:table-cell table:number-columns-repeated="5"/>
          <table:table-cell table:style-name="ce1" office:value-type="string" calcext:value-type="string">
            <text:p>b4 arcs</text:p>
          </table:table-cell>
          <table:table-cell table:style-name="ce1" office:value-type="float" office:value="12766.58647" calcext:value-type="float">
            <text:p>12766.58647</text:p>
          </table:table-cell>
          <table:table-cell table:style-name="ce1" office:value-type="float" office:value="12309.92825" calcext:value-type="float">
            <text:p>12309.92825</text:p>
          </table:table-cell>
          <table:table-cell table:style-name="ce1" table:formula="of:=SUM([.N18:.O18])" office:value-type="float" office:value="25076.51472" calcext:value-type="float">
            <text:p>25076.51472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  <table:table-cell table:style-name="ce1" table:formula="of:=([.G8]-[.G9])" office:value-type="float" office:value="893.964489999999" calcext:value-type="float">
            <text:p>893.964489999999</text:p>
          </table:table-cell>
          <table:table-cell table:number-columns-repeated="2"/>
          <table:table-cell table:style-name="ce1" office:value-type="string" calcext:value-type="string">
            <text:p>pwr/area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Res@ 25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string" calcext:value-type="string">
            <text:p>pwr@25</text:p>
          </table:table-cell>
          <table:table-cell table:style-name="ce1" table:formula="of:=[.G$34]*[.G$34]*[.E20]" office:value-type="float" office:value="1.0669554474225" calcext:value-type="float">
            <text:p>1.0669554474225</text:p>
          </table:table-cell>
          <table:table-cell table:style-name="ce1" table:formula="of:=[.G20]/[.G18]" office:value-type="float" office:value="0.000917926549953392" calcext:value-type="float">
            <text:p>0.000917926549953</text:p>
          </table:table-cell>
          <table:table-cell table:style-name="ce4" table:formula="of:=[.H20]/[.H$30]" office:value-type="percentage" office:value="2.13461718752131" calcext:value-type="percentage">
            <text:p>213%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Res@125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string" calcext:value-type="string">
            <text:p>pwr@125</text:p>
          </table:table-cell>
          <table:table-cell table:style-name="ce1" table:formula="of:=[.G$34]*[.G$34]*[.E21]" office:value-type="float" office:value="1.48223750779652" calcext:value-type="float">
            <text:p>1.48223750779652</text:p>
          </table:table-cell>
          <table:table-cell table:style-name="ce1" table:formula="of:=[.G21]/[.G18]" office:value-type="float" office:value="0.00127520335083346" calcext:value-type="float">
            <text:p>0.001275203350833</text:p>
          </table:table-cell>
          <table:table-cell table:style-name="ce4" table:formula="of:=[.H21]/[.H$31]" office:value-type="percentage" office:value="2.13468141937481" calcext:value-type="percentage">
            <text:p>21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area</text:p>
          </table:table-cell>
          <table:table-cell table:style-name="ce1" table:formula="of:=[.E23]*[.E24]+0.2" office:value-type="float" office:value="1319.39234" calcext:value-type="float">
            <text:p>1319.3923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  <table:table-cell table:style-name="ce1" table:formula="of:=([.G9]-[.G10])" office:value-type="float" office:value="879.46156" calcext:value-type="float">
            <text:p>879.46156</text:p>
          </table:table-cell>
          <table:table-cell table:number-columns-repeated="2"/>
          <table:table-cell table:style-name="ce1" office:value-type="string" calcext:value-type="string">
            <text:p>pwr/area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Res@ 25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string" calcext:value-type="string">
            <text:p>pwr@25</text:p>
          </table:table-cell>
          <table:table-cell table:style-name="ce1" table:formula="of:=[.G$34]*[.G$34]*[.E25]" office:value-type="float" office:value="0.910426055435363" calcext:value-type="float">
            <text:p>0.910426055435363</text:p>
          </table:table-cell>
          <table:table-cell table:style-name="ce1" table:formula="of:=[.G25]/[.G23]" office:value-type="float" office:value="0.000690034364937547" calcext:value-type="float">
            <text:p>0.000690034364938</text:p>
          </table:table-cell>
          <table:table-cell table:style-name="ce4" table:formula="of:=[.H25]/[.H$30]" office:value-type="percentage" office:value="1.60465912599524" calcext:value-type="percentage">
            <text:p>160%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Res@125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string" calcext:value-type="string">
            <text:p>pwr@125</text:p>
          </table:table-cell>
          <table:table-cell table:style-name="ce1" table:formula="of:=[.G$34]*[.G$34]*[.E26]" office:value-type="float" office:value="1.26501304544703" calcext:value-type="float">
            <text:p>1.26501304544703</text:p>
          </table:table-cell>
          <table:table-cell table:style-name="ce1" table:formula="of:=[.G26]/[.G23]" office:value-type="float" office:value="0.000958784591281644" calcext:value-type="float">
            <text:p>0.000958784591282</text:p>
          </table:table-cell>
          <table:table-cell table:style-name="ce4" table:formula="of:=[.H26]/[.H$31]" office:value-type="percentage" office:value="1.60499864657202" calcext:value-type="percentage">
            <text:p>160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area</text:p>
          </table:table-cell>
          <table:table-cell table:style-name="ce1" table:formula="of:=[.E28]*[.E29]+0.2" office:value-type="float" office:value="42566.359705" calcext:value-type="float">
            <text:p>42566.35970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  <table:table-cell table:style-name="ce1" table:formula="of:=[.G10]" office:value-type="float" office:value="22403.24195" calcext:value-type="float">
            <text:p>22403.24195</text:p>
          </table:table-cell>
          <table:table-cell table:number-columns-repeated="2"/>
          <table:table-cell table:style-name="ce1" office:value-type="string" calcext:value-type="string">
            <text:p>pwr/area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Res@ 25</text:p>
          </table:table-cell>
          <table:table-cell table:style-name="ce1" office:value-type="float" office:value="5.73" calcext:value-type="float">
            <text:p>5.73</text:p>
          </table:table-cell>
          <table:table-cell table:style-name="ce1" office:value-type="string" calcext:value-type="string">
            <text:p>pwr@25</text:p>
          </table:table-cell>
          <table:table-cell table:style-name="ce1" table:formula="of:=[.G$34]*[.G$34]*[.E30]" office:value-type="float" office:value="18.304355430332" calcext:value-type="float">
            <text:p>18.304355430332</text:p>
          </table:table-cell>
          <table:table-cell table:style-name="ce1" table:formula="of:=[.G30]/[.G28]" office:value-type="float" office:value="0.000430019281826958" calcext:value-type="float">
            <text:p>0.000430019281827</text:p>
          </table:table-cell>
          <table:table-cell table:style-name="ce4" table:formula="of:=[.H30]/[.H$30]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Res@125</text:p>
          </table:table-cell>
          <table:table-cell table:style-name="ce1" office:value-type="float" office:value="7.96" calcext:value-type="float">
            <text:p>7.96</text:p>
          </table:table-cell>
          <table:table-cell table:style-name="ce1" office:value-type="string" calcext:value-type="string">
            <text:p>pwr@125</text:p>
          </table:table-cell>
          <table:table-cell table:style-name="ce1" table:formula="of:=[.G$34]*[.G$34]*[.E31]" office:value-type="float" office:value="25.4280400044403" calcext:value-type="float">
            <text:p>25.4280400044403</text:p>
          </table:table-cell>
          <table:table-cell table:style-name="ce1" table:formula="of:=[.G31]/[.G28]" office:value-type="float" office:value="0.00059737408086258" calcext:value-type="float">
            <text:p>0.000597374080863</text:p>
          </table:table-cell>
          <table:table-cell table:style-name="ce4" table:formula="of:=[.H31]/[.H$31]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or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Tot Res@25</text:p>
          </table:table-cell>
          <table:table-cell table:style-name="ce1" table:formula="of:=[.E15]+[.E20]+[.E25]+[.E30]" office:value-type="float" office:value="6.714" calcext:value-type="float">
            <text:p>6.714</text:p>
          </table:table-cell>
          <table:table-cell/>
          <table:table-cell table:style-name="ce1" table:formula="of:=[.E$33]/[.E34]" office:value-type="float" office:value="1.78731009830206" calcext:value-type="float">
            <text:p>1.78731009830206</text:p>
          </table:table-cell>
          <table:table-cell table:style-name="ce1" table:formula="of:=[.E$33]*[.G34]" office:value-type="float" office:value="21.4477211796247" calcext:value-type="float">
            <text:p>21.447721179624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Tot Res@125</text:p>
          </table:table-cell>
          <table:table-cell table:style-name="ce1" table:formula="of:=[.E16]+[.E21]+[.E26]+[.E31]" office:value-type="float" office:value="9.328" calcext:value-type="float">
            <text:p>9.328</text:p>
          </table:table-cell>
          <table:table-cell/>
          <table:table-cell table:style-name="ce1" table:formula="of:=[.E$33]/[.E35]" office:value-type="float" office:value="1.28644939965695" calcext:value-type="float">
            <text:p>1.28644939965695</text:p>
          </table:table-cell>
          <table:table-cell table:style-name="ce1" table:formula="of:=[.E$33]*[.G35]" office:value-type="float" office:value="15.4373927958834" calcext:value-type="float">
            <text:p>15.437392795883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=E15+E20+E2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Goal: 130W, 4.333A 6.92 ohm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area of heat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h=</text:p>
          </table:table-cell>
          <table:table-cell table:formula="of:=101*2" office:value-type="float" office:value="202" calcext:value-type="float">
            <text:p>202</text:p>
          </table:table-cell>
          <table:table-cell table:style-name="ce1" office:value-type="string" calcext:value-type="string">
            <text:p>mm</text:p>
          </table:table-cell>
          <table:table-cell table:number-columns-repeated="2"/>
          <table:table-cell table:style-name="ce1" office:value-type="string" calcext:value-type="string">
            <text:p>resistivity =</text:p>
          </table:table-cell>
          <table:table-cell table:style-name="ce5" office:value-type="float" office:value="0.0000017" calcext:value-type="float">
            <text:p>1.70E-06</text:p>
          </table:table-cell>
          <table:table-cell table:style-name="ce1" office:value-type="string" calcext:value-type="string">
            <text:p>ohm-c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 calcext:value-type="string">
            <text:p>w=</text:p>
          </table:table-cell>
          <table:table-cell table:formula="of:=126.4*2" office:value-type="float" office:value="252.8" calcext:value-type="float">
            <text:p>252.8</text:p>
          </table:table-cell>
          <table:table-cell table:style-name="ce1" office:value-type="string" calcext:value-type="string">
            <text:p>mm</text:p>
          </table:table-cell>
          <table:table-cell table:number-columns-repeated="2"/>
          <table:table-cell table:style-name="ce1" office:value-type="string" calcext:value-type="string">
            <text:p>thickness=</text:p>
          </table:table-cell>
          <table:table-cell table:style-name="ce1" office:value-type="float" office:value="0.0035" calcext:value-type="float">
            <text:p>0.0035</text:p>
          </table:table-cell>
          <table:table-cell table:style-name="ce1"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 calcext:value-type="string">
            <text:p>A=</text:p>
          </table:table-cell>
          <table:table-cell table:formula="of:=[.D44]*[.D45]" office:value-type="float" office:value="51065.6" calcext:value-type="float">
            <text:p>51065.6</text:p>
          </table:table-cell>
          <table:table-cell table:style-name="ce1" office:value-type="string" calcext:value-type="string">
            <text:p>mm*m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out1 len</text:p>
          </table:table-cell>
          <table:table-cell table:formula="of:=125.8*2+100.4*2" office:value-type="float" office:value="452.4" calcext:value-type="float">
            <text:p>452.4</text:p>
          </table:table-cell>
          <table:table-cell table:style-name="ce1" office:value-type="string" calcext:value-type="string">
            <text:p>(es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out1 wid</text:p>
          </table:table-cell>
          <table:table-cell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out1 area</text:p>
          </table:table-cell>
          <table:table-cell table:formula="of:=[.D48]*([.D49]+0.2)" office:value-type="float" office:value="633.36" calcext:value-type="float">
            <text:p>633.3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out1 ohm</text:p>
          </table:table-cell>
          <table:table-cell table:style-name="ce3" table:formula="of:=([.$I$44]*([.D48]/10))/([.$I$45]*([.D49]/10))" office:value-type="float" office:value="0.183114285714286" calcext:value-type="float">
            <text:p>0.183</text:p>
          </table:table-cell>
          <table:table-cell table:number-columns-repeated="4"/>
          <table:table-cell table:style-name="ce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out2 len</text:p>
          </table:table-cell>
          <table:table-cell table:formula="of:=124.4*2+99*2" office:value-type="float" office:value="446.8" calcext:value-type="float">
            <text:p>446.8</text:p>
          </table:table-cell>
          <table:table-cell table:style-name="ce1" office:value-type="string" calcext:value-type="string">
            <text:p>(es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out2 wid</text:p>
          </table:table-cell>
          <table:table-cell office:value-type="float" office:value="1.3" calcext:value-type="float">
            <text:p>1.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out2 area</text:p>
          </table:table-cell>
          <table:table-cell table:formula="of:=[.D53]*([.D54]+0.2)" office:value-type="float" office:value="670.2" calcext:value-type="float">
            <text:p>670.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out2 ohm</text:p>
          </table:table-cell>
          <table:table-cell table:style-name="ce3" table:formula="of:=([.$I$44]*([.D53]/10))/([.$I$45]*([.D54]/10))" office:value-type="float" office:value="0.166936263736264" calcext:value-type="float">
            <text:p>0.16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out3 len</text:p>
          </table:table-cell>
          <table:table-cell table:formula="of:=122.9*2+97.5*2" office:value-type="float" office:value="440.8" calcext:value-type="float">
            <text:p>440.8</text:p>
          </table:table-cell>
          <table:table-cell table:style-name="ce1" office:value-type="string" calcext:value-type="string">
            <text:p>(es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out3 wid</text:p>
          </table:table-cell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out3 area</text:p>
          </table:table-cell>
          <table:table-cell table:formula="of:=[.D58]*([.D59]+0.2)" office:value-type="float" office:value="749.36" calcext:value-type="float">
            <text:p>749.3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out3 ohm</text:p>
          </table:table-cell>
          <table:table-cell table:style-name="ce3" table:formula="of:=([.$I$44]*([.D58]/10))/([.$I$45]*([.D59]/10))" office:value-type="float" office:value="0.142735238095238" calcext:value-type="float">
            <text:p>0.14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rem area</text:p>
          </table:table-cell>
          <table:table-cell table:formula="of:=[.D46]-[.D50]-[.D55]-[.D60]-9" office:value-type="float" office:value="49003.68" calcext:value-type="float">
            <text:p>49003.6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rem wid</text:p>
          </table:table-cell>
          <table:table-cell office:value-type="float" office:value="1.9" calcext:value-type="float">
            <text:p>1.9</text:p>
          </table:table-cell>
          <table:table-cell table:style-name="ce1" office:value-type="float" office:value="1.83" calcext:value-type="float">
            <text:p>1.8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rem len</text:p>
          </table:table-cell>
          <table:table-cell table:formula="of:=[.D63]/([.D64]+0.2)" office:value-type="float" office:value="23335.0857142857" calcext:value-type="float">
            <text:p>23335.085714285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rem ohm=</text:p>
          </table:table-cell>
          <table:table-cell table:style-name="ce3" table:formula="of:=([.$I$44]*([.D65]/10))/([.$I$45]*([.D64]/10))" office:value-type="float" office:value="5.96536025778733" calcext:value-type="float">
            <text:p>5.9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volt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res</text:p>
          </table:table-cell>
          <table:table-cell table:formula="of:=[.D51]+[.D61]+[.D66]" office:value-type="float" office:value="6.29120978159685" calcext:value-type="float">
            <text:p>6.2912097815968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curr</text:p>
          </table:table-cell>
          <table:table-cell table:formula="of:=[.D68]/[.D69]" office:value-type="float" office:value="4.76855820127895" calcext:value-type="float">
            <text:p>4.7685582012789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power</text:p>
          </table:table-cell>
          <table:table-cell table:formula="of:=[.D68]*[.D70]" office:value-type="float" office:value="143.056746038368" calcext:value-type="float">
            <text:p>143.056746038368</text:p>
          </table:table-cell>
          <table:table-cell/>
          <table:table-cell table:style-name="ce1" table:formula="of:=[.D71]*3.5/3.81" office:value-type="float" office:value="131.416958302963" calcext:value-type="float">
            <text:p>131.416958302963</text:p>
          </table:table-cell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0 watt" table:style-name="ta2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1020" table:default-cell-style-name="Default"/>
        <table:table-row table:style-name="ro1">
          <table:table-cell table:number-columns-repeated="3"/>
          <table:table-cell office:value-type="string" calcext:value-type="string">
            <text:p>Lenghth and widths in mm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 calcext:value-type="string">
            <text:p><text:span text:style-name="T1"><text:a xlink:href="http://circuitcalculator.com/wordpress/2006/01/24/trace-resistance-calculator" xlink:type="simple">http://circuitcalculator.com/wordpress/2006/01/24/trace-resistance-calculator</text:a></text:span></text:p>
          </table:table-cell>
          <table:table-cell table:number-columns-repeated="7"/>
          <table:table-cell table:style-name="ce6" office:value-type="string" calcext:value-type="string">
            <text:p>Electrical Equations: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1 oz/Ft^2</text:p>
          </table:table-cell>
          <table:table-cell table:number-columns-repeated="7"/>
          <table:table-cell table:style-name="ce6" office:value-type="string" calcext:value-type="string">
            <text:p>Resistance = Resistivity*Length/Area*(1 + (Temp_Co*(Temp - 25))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6" office:value-type="string" calcext:value-type="string">
            <text:p>Where, Area = Thickness*Width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" office:value-type="string" calcext:value-type="string">
            <text:p>h-</text:p>
          </table:table-cell>
          <table:table-cell table:style-name="ce1" office:value-type="string" calcext:value-type="string">
            <text:p>h+</text:p>
          </table:table-cell>
          <table:table-cell table:style-name="ce1" office:value-type="string" calcext:value-type="string">
            <text:p>tot</text:p>
          </table:table-cell>
          <table:table-cell table:number-columns-repeated="4"/>
          <table:table-cell table:style-name="ce6" office:value-type="string" calcext:value-type="string">
            <text:p>A copper Thickness of 1 oz/ft^2 = 0.0035 cm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6" office:value-type="string" calcext:value-type="string">
            <text:p>Copper Resistivity = 1.7E-6 ohm-cm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ALL</text:p>
          </table:table-cell>
          <table:table-cell table:style-name="ce1" office:value-type="float" office:value="14730.84212" calcext:value-type="float">
            <text:p>14730.84212</text:p>
          </table:table-cell>
          <table:table-cell table:style-name="ce1" office:value-type="float" office:value="14276.04879" calcext:value-type="float">
            <text:p>14276.04879</text:p>
          </table:table-cell>
          <table:table-cell table:style-name="ce1" table:formula="of:=SUM([.E7:.F7])" office:value-type="float" office:value="29006.89091" calcext:value-type="float">
            <text:p>29006.89091</text:p>
          </table:table-cell>
          <table:table-cell table:number-columns-repeated="4"/>
          <table:table-cell table:style-name="ce6" office:value-type="string" calcext:value-type="string">
            <text:p>Copper Temp_Co = 3.9E-3 ohm/ohm/C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W/0 1.2</text:p>
          </table:table-cell>
          <table:table-cell table:style-name="ce1" office:value-type="float" office:value="13826.75424" calcext:value-type="float">
            <text:p>13826.75424</text:p>
          </table:table-cell>
          <table:table-cell table:style-name="ce1" office:value-type="float" office:value="13379.23236" calcext:value-type="float">
            <text:p>13379.23236</text:p>
          </table:table-cell>
          <table:table-cell table:style-name="ce1" table:formula="of:=SUM([.E8:.F8])" office:value-type="float" office:value="27205.9866" calcext:value-type="float">
            <text:p>27205.986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/0 1.4</text:p>
          </table:table-cell>
          <table:table-cell table:style-name="ce1" office:value-type="float" office:value="12946.71042" calcext:value-type="float">
            <text:p>12946.71042</text:p>
          </table:table-cell>
          <table:table-cell table:style-name="ce1" office:value-type="float" office:value="12511.85563" calcext:value-type="float">
            <text:p>12511.85563</text:p>
          </table:table-cell>
          <table:table-cell table:style-name="ce1" table:formula="of:=SUM([.E9:.F9])" office:value-type="float" office:value="25458.56605" calcext:value-type="float">
            <text:p>25458.56605</text:p>
          </table:table-cell>
          <table:table-cell table:number-columns-repeated="4"/>
          <table:table-cell table:style-name="ce6" office:value-type="string" calcext:value-type="string">
            <text:p>Thermal Equations: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6" office:value-type="string" calcext:value-type="string">
            <text:p>Thermal_Resistance = Thermal_Resistivity*Length/Area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6" office:value-type="string" calcext:value-type="string">
            <text:p>Copper Thermal_Resistivity = 0.249 cm-K/W (at 300K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  <table:table-cell table:style-name="ce1" table:formula="of:=([.G7]-[.G8])" office:value-type="float" office:value="1800.90431" calcext:value-type="float">
            <text:p>1800.9043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@ 25</text:p>
          </table:table-cell>
          <table:table-cell table:style-name="ce1" office:value-type="float" office:value="0.729" calcext:value-type="float">
            <text:p>0.72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@125</text:p>
          </table:table-cell>
          <table:table-cell table:style-name="ce1" office:value-type="float" office:value="1.01" calcext:value-type="float">
            <text:p>1.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  <table:table-cell table:style-name="ce1" table:formula="of:=([.G8]-[.G9])" office:value-type="float" office:value="1747.42055" calcext:value-type="float">
            <text:p>1747.4205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@ 25</text:p>
          </table:table-cell>
          <table:table-cell table:style-name="ce1" office:value-type="float" office:value="0.606" calcext:value-type="float">
            <text:p>0.60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@125</text:p>
          </table:table-cell>
          <table:table-cell table:style-name="ce1" office:value-type="float" office:value="0.843" calcext:value-type="float">
            <text:p>0.84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  <table:table-cell table:style-name="ce1" table:formula="of:=[.G9]" office:value-type="float" office:value="25458.56605" calcext:value-type="float">
            <text:p>25458.5660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@ 25</text:p>
          </table:table-cell>
          <table:table-cell table:style-name="ce1" office:value-type="float" office:value="7.73" calcext:value-type="float">
            <text:p>7.7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@125</text:p>
          </table:table-cell>
          <table:table-cell table:style-name="ce1" office:value-type="float" office:value="10.7" calcext:value-type="float">
            <text:p>10.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or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Tot Res@25</text:p>
          </table:table-cell>
          <table:table-cell table:style-name="ce1" table:formula="of:=[.E15]+[.E20]+[.E25]" office:value-type="float" office:value="9.065" calcext:value-type="float">
            <text:p>9.065</text:p>
          </table:table-cell>
          <table:table-cell/>
          <table:table-cell table:style-name="ce1" table:formula="of:=[.E$28]/[.E29]" office:value-type="float" office:value="3.30943188086045" calcext:value-type="float">
            <text:p>3.30943188086045</text:p>
          </table:table-cell>
          <table:table-cell table:style-name="ce1" table:formula="of:=[.E$28]*[.G29]" office:value-type="float" office:value="99.2829564258136" calcext:value-type="float">
            <text:p>99.282956425813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Tot Res@125</text:p>
          </table:table-cell>
          <table:table-cell table:style-name="ce1" table:formula="of:=[.E16]+[.E21]+[.E26]" office:value-type="float" office:value="12.553" calcext:value-type="float">
            <text:p>12.553</text:p>
          </table:table-cell>
          <table:table-cell/>
          <table:table-cell table:style-name="ce1" table:formula="of:=[.E$28]/[.E30]" office:value-type="float" office:value="2.38986696407233" calcext:value-type="float">
            <text:p>2.38986696407233</text:p>
          </table:table-cell>
          <table:table-cell table:style-name="ce1" table:formula="of:=[.E$28]*[.G30]" office:value-type="float" office:value="71.69600892217" calcext:value-type="float">
            <text:p>71.6960089221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=E15+E20+E25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4"/>
          <table:table-cell table:style-name="ce3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number:text>Yes</number:text>
    </number:number-style>
    <number:number-style style:name="N137P1" style:volatile="true">
      <number:text>Yes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en" number:country="HK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en" number:country="HK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number-style style:name="N141">
      <number:number number:decimal-places="5" loext:min-decimal-places="5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8" loext:min-decimal-places="8" number:min-integer-digits="1"/>
    </number:number-style>
    <number:number-style style:name="N145">
      <number:number number:decimal-places="7" loext:min-decimal-places="7" number:min-integer-digits="1"/>
    </number:number-style>
    <number:number-style style:name="N146">
      <number:number number:decimal-places="6" loext:min-decimal-places="6" number:min-integer-digits="1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2.0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30_20_watt" style:display-name="PageStyle_130 wa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_20_watt" style:display-name="PageStyle_100 wat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t Crosby</meta:initial-creator>
    <meta:creation-date>2013-05-13T02:20:55</meta:creation-date>
    <dc:date>2020-05-06T20:21:30.809574177</dc:date>
    <meta:editing-duration>P1DT23H51M40S</meta:editing-duration>
    <meta:editing-cycles>1</meta:editing-cycles>
    <meta:generator>LibreOffice/6.0.7.3$Linux_X86_64 LibreOffice_project/00m0$Build-3</meta:generator>
    <meta:document-statistic meta:table-count="2" meta:cell-count="258" meta:object-count="0"/>
  </office:meta>
</office:document-meta>
</file>